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717in"/>
    </style:style>
    <style:style style:name="co2" style:family="table-column">
      <style:table-column-properties fo:break-before="auto" style:column-width="1.3874in"/>
    </style:style>
    <style:style style:name="co3" style:family="table-column">
      <style:table-column-properties fo:break-before="auto" style:column-width="1.11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Fehlersuche_20_Formeln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99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hlersuche Formeln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4" table:default-cell-style-name="Default"/>
        <table:table-column table:style-name="co1" table:number-columns-repeated="18" table:default-cell-style-name="Default"/>
        <table:table-column table:style-name="co3" table:number-columns-repeated="16358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2" office:value-type="string" calcext:value-type="string">
            <text:p>Syntax korrekt</text:p>
          </table:table-cell>
          <table:table-cell table:style-name="ce2" office:value-type="string" calcext:value-type="string">
            <text:p>Semantik korrekt</text:p>
          </table:table-cell>
          <table:table-cell table:style-name="ce2" office:value-type="string" calcext:value-type="string">
            <text:p>Syntax inkorrekt</text:p>
          </table:table-cell>
          <table:table-cell table:style-name="ce2" office:value-type="string" calcext:value-type="string">
            <text:p>Semantik inkorrekt</text:p>
          </table:table-cell>
          <table:table-cell table:number-columns-repeated="1637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formula="of:=summe([.A1:.A3])" office:value-type="string" office:string-value="" calcext:value-type="error">
            <text:p>#NAME?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formula="of:=summe([.A1]-[.A3])" office:value-type="string" office:string-value="" calcext:value-type="error">
            <text:p>#VALUE!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formula="of:=summe([.A1];[.A3];[.B1];[.B3])" office:value-type="string" office:string-value="" calcext:value-type="error">
            <text:p>#NAME?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" table:formula="of:=[.A1]+[.A2]+[.B3]" office:value-type="string" office:string-value="" calcext:value-type="error">
            <text:p>#VALUE!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" table:formula="of:=SUM([.A1:.A3])"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1" table:formula="of:=summe([.B1:.B3])-[.C1]" office:value-type="string" office:string-value="" calcext:value-type="error">
            <text:p>#NAME?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2" table:number-rows-repeated="13">
          <table:table-cell table:number-columns-repeated="16384"/>
        </table:table-row>
        <table:table-row table:style-name="ro3" table:number-rows-repeated="980">
          <table:table-cell table:number-columns-repeated="16384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 loext:blank-width-char="-1">-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0000ff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hlersuche_20_Formeln" style:display-name="PageStyle_Fehlersuche Formel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31T19:08:58</meta:creation-date>
    <meta:initial-creator>openpyxl</meta:initial-creator>
    <dc:date>2026-01-31T20:25:56.460000000</dc:date>
    <meta:editing-duration>PT49S</meta:editing-duration>
    <meta:editing-cycles>1</meta:editing-cycles>
    <meta:document-statistic meta:table-count="1" meta:cell-count="43" meta:object-count="0"/>
    <meta:generator>LibreOffice/24.2.5.2$Windows_X86_64 LibreOffice_project/bffef4ea93e59bebbeaf7f431bb02b1a39ee8a59</meta:generator>
  </office:meta>
</office:document-meta>
</file>